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f3e4" officeooo:paragraph-rsid="0004f3e4"/>
    </style:style>
    <style:style style:name="P2" style:family="paragraph" style:parent-style-name="Standard">
      <style:text-properties fo:font-weight="bold" officeooo:rsid="0004f3e4" officeooo:paragraph-rsid="0004f3e4" style:font-weight-asian="bold" style:font-weight-complex="bold"/>
    </style:style>
    <style:style style:name="P3" style:family="paragraph" style:parent-style-name="Standard">
      <style:text-properties officeooo:rsid="00062af6" officeooo:paragraph-rsid="00062af6"/>
    </style:style>
    <style:style style:name="P4" style:family="paragraph" style:parent-style-name="Standard">
      <style:text-properties officeooo:rsid="000825d3" officeooo:paragraph-rsid="000825d3"/>
    </style:style>
    <style:style style:name="P5" style:family="paragraph" style:parent-style-name="Standard">
      <style:paragraph-properties fo:break-before="page"/>
      <style:text-properties officeooo:rsid="0004f3e4" officeooo:paragraph-rsid="0004f3e4"/>
    </style:style>
    <style:style style:name="P6" style:family="paragraph" style:parent-style-name="Standard">
      <style:paragraph-properties fo:break-before="page"/>
      <style:text-properties officeooo:rsid="0004f3e4" officeooo:paragraph-rsid="00062af6"/>
    </style:style>
    <style:style style:name="P7" style:family="paragraph" style:parent-style-name="Standard">
      <style:paragraph-properties fo:break-before="page"/>
      <style:text-properties officeooo:rsid="00062af6" officeooo:paragraph-rsid="00062af6"/>
    </style:style>
    <style:style style:name="T1" style:family="text">
      <style:text-properties fo:font-weight="bold" style:font-weight-asian="bold" style:font-weight-complex="bold"/>
    </style:style>
    <style:style style:name="T2" style:family="text">
      <style:text-properties officeooo:rsid="00062af6"/>
    </style:style>
    <style:style style:name="T3" style:family="text">
      <style:text-properties officeooo:rsid="000911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maattori</text:p>
      <text:p text:style-name="P1"/>
      <text:p text:style-name="P1">A game of space marines and the evil of R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alle Alanen</text:p>
      <text:p text:style-name="P1">Valtter Taipale</text:p>
      <text:p text:style-name="P5">Building the project:</text:p>
      <text:p text:style-name="P1"/>
      <text:p text:style-name="P1">Requirements: Unity3D 5.0. Packaged project files</text:p>
      <text:p text:style-name="P1"/>
      <text:p text:style-name="P1">Unpack the project files (storymaattori.zip) to a folder in your computer. When the unpacking is completed, open the project location with Unity3D editor.</text:p>
      <text:p text:style-name="P1"/>
      <text:p text:style-name="P1">You can then build the project to different systems. The project is tested to work on Windows 7 64bit with a screen resolution of 1600x900. To build the project select File-&gt; Build Settings, select the system you want, click Switch Platform. Check Player Settings to make sure everything is OK. When all is in order hit Build if you want to save it or Build and Run if you want to run it after saving.</text:p>
      <text:p text:style-name="P5">Starting:</text:p>
      <text:p text:style-name="P1"/>
      <text:p text:style-name="P1">Doubleclick the .exe file under bin folder in the zip.</text:p>
      <text:p text:style-name="P1"/>
      <text:p text:style-name="P1"/>
      <text:p text:style-name="P1">The game has no specific goal. You send soldiers on missions and watch how they grow.</text:p>
      <text:p text:style-name="P1"/>
      <text:p text:style-name="P2">Main Menu:</text:p>
      <text:p text:style-name="P1">The first screen you see is the Main Menu screen. New Game starts a new game. Quit game quits. Save/Load is not implemented yet.</text:p>
      <text:p text:style-name="P1"/>
      <text:p text:style-name="P2">Game screen:</text:p>
      <text:p text:style-name="P1">You start with two soldiers. If you need more, click the “NEW SOLTTU” button in the top of the screen.</text:p>
      <text:p text:style-name="P1"/>
      <text:p text:style-name="P1">You see multiple buttons in the screen.</text:p>
      <text:p text:style-name="P1"/>
      <text:p text:style-name="P1">Soldiers: You can see your alive soldiers in this screen. Next and Previous buttons switch soldiers (if you have enough).</text:p>
      <text:p text:style-name="P1"/>
      <text:p text:style-name="P1">Honored Dead: You can see the dead soldiers in this screen. Works the same as Soldiers.</text:p>
      <text:p text:style-name="P1"/>
      <text:p text:style-name="P1">Mission Log: You can see the missions your soldiers have participated in. Return button retuns to main screen.</text:p>
      <text:p text:style-name="P1"/>
      <text:p text:style-name="P1">Scan for aliens: You have detected aliens! Now it is time to send troops to take care of the problem. You need four (4) soldiers to participate in a mission. If you need more you can use the “NEW SOLTTU” button to create some. To send a specific soldier to the mission you click the SEND! button next to the soldier's name. If you need to remove a soldier click the button again. Once you have selected the soldiers, click GO!. The game enacts the mission and saves information about it in the soldier screen and mission log screen.</text:p>
      <text:p text:style-name="P1"/>
      <text:p text:style-name="P1"/>
      <text:p text:style-name="P1">ESC-keyboard button brings up a menu<text:span text:style-name="T2">. Resume (or ESC) returns to the game. Quit quits the application. Save is not implemented yet.</text:span></text:p>
      <text:p text:style-name="P6"><text:span text:style-name="T2">The project plan was to make a game that generates a story as it goes. We decided on a space marine simulator where the soldiers fight alien creepy crawlies. The plan was to make use of a random text generator to generate content. The generator works, but it is never used in the game itself though.</text:span></text:p>
      <text:p text:style-name="P3"/>
      <text:p text:style-name="P5"><text:span text:style-name="T2">Due to the fact that the team originally consisted of three members and one dropped out without telling us (we believed the member was doing his/her part) the planning process was not as thought out as could have been. Thus Structure Planned is non-existant, and as such Structure Realized differs from it quite a bit.</text:span></text:p>
      <text:p text:style-name="P7">Due to lack of time we weren't able to do everything we wanted to. Communication between team members was not the best, with third member dropping out without a word and as such</text:p>
      <text:p text:style-name="P1"/>
      <text:p text:style-name="P4">What didn't work: Meetings at the same time. Everyone in the group had different timetables and as such we weren't able to meet effeciently to plan &amp; code the game.</text:p>
      <text:p text:style-name="P1"/>
      <text:p text:style-name="P4">What worked: Unity3D was somewhat easy to get to work with git. Unity3D also worked as it was meant to 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9:04:44.068000000</meta:creation-date>
    <dc:date>2015-05-20T19:59:30.470000000</dc:date>
    <meta:editing-duration>PT8M22S</meta:editing-duration>
    <meta:editing-cycles>1</meta:editing-cycles>
    <meta:document-statistic meta:table-count="0" meta:image-count="0" meta:object-count="0" meta:page-count="6" meta:paragraph-count="26" meta:word-count="574" meta:character-count="3193" meta:non-whitespace-character-count="2645"/>
    <meta:generator>LibreOffice/4.2.2.1$Windows_x86 LibreOffice_project/3be8cda0bddd8e430d8cda1ebfd581265cca5a0f</meta:generator>
  </office:meta>
</office:document-meta>
</file>